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mid_x</text:p>
          </table:table-cell>
          <table:table-cell table:formula="of:=[.C2]/2"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string" calcext:value-type="string">
            <text:p>mid_y</text:p>
          </table:table-cell>
          <table:table-cell table:formula="of:=[.C3]/2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small_ic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big_ico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argin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_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next_y</text:p>
          </table:table-cell>
          <table:table-cell table:formula="of:=[.C5]-([.C7]/2)"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string" calcext:value-type="string">
            <text:p>prev_y</text:p>
          </table:table-cell>
          <table:table-cell table:formula="of:=[.C2]-[.C14]-[.C7]" office:value-type="float" office:value="1201" calcext:value-type="float">
            <text:p>12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ause_x</text:p>
          </table:table-cell>
          <table:table-cell table:formula="of:=[.C4]-([.C7]/2)-100"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string" calcext:value-type="string">
            <text:p>play_x</text:p>
          </table:table-cell>
          <table:table-cell table:formula="of:=[.C4]-([.C7]/2)"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string" calcext:value-type="string">
            <text:p>stop_x</text:p>
          </table:table-cell>
          <table:table-cell table:formula="of:=[.C4]-([.C7]/2)+100" office:value-type="float" office:value="708" calcext:value-type="float">
            <text:p>708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office:value-type="string" calcext:value-type="string">
            <text:p>Flip-cont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formula="of:=[.C2]-(4*15)-2*64" office:value-type="float" office:value="1092" calcext:value-type="float">
            <text:p>1092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(2*15+[.C7])" office:value-type="float" office:value="94" calcext:value-type="float">
            <text:p>9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Viewpoer-with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string" calcext:value-type="string">
            <text:p>box heigh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id_x</text:p>
          </table:table-cell>
          <table:table-cell table:formula="of:=[.C33]/2"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string" calcext:value-type="string">
            <text:p>mid_y</text:p>
          </table:table-cell>
          <table:table-cell table:formula="of:=[.C34]/2+[.C35]/2" office:value-type="float" office:value="449" calcext:value-type="float">
            <text:p>44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rogb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[.C2]-[.C9]-[.C42]" office:value-type="float" office:value="865" calcext:value-type="float">
            <text:p>8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imele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Jog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in_x</text:p>
          </table:table-cell>
          <table:table-cell table:formula="of:=(300/2)-(128/2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max_x</text:p>
          </table:table-cell>
          <table:table-cell table:formula="of:=300/2+128/2" office:value-type="float" office:value="214" calcext:value-type="float">
            <text:p>2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ome_x_y</text:p>
          </table:table-cell>
          <table:table-cell table:formula="of:=300/2-128/2"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03:21:02.552435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7:50:15.728248495</meta:creation-date>
    <dc:date>2017-12-21T14:52:09.074867494</dc:date>
    <meta:editing-duration>PT11H38M33S</meta:editing-duration>
    <meta:editing-cycles>3</meta:editing-cycles>
    <meta:generator>LibreOffice/5.2.7.2$Linux_X86_64 LibreOffice_project/20m0$Build-2</meta:generator>
    <meta:document-statistic meta:table-count="1" meta:cell-count="59" meta:object-count="0"/>
  </office:meta>
</office:document-meta>
</file>